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mily-generic="roman"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Title" style:master-page-name="Standard">
      <style:paragraph-properties style:page-number="1"/>
    </style:style>
    <style:style style:name="P3" style:family="paragraph" style:parent-style-name="List_20_Paragraph" style:list-style-name="WWNum2"/>
    <style:style style:name="P4" style:family="paragraph" style:parent-style-name="List_20_Paragraph">
      <style:text-properties style:font-name="Times New Roman" fo:font-size="11pt" style:font-size-asian="11pt" style:font-name-complex="Times New Roman1" style:font-size-complex="11pt"/>
    </style:style>
    <style:style style:name="P5" style:family="paragraph" style:parent-style-name="List_20_Paragraph">
      <style:text-properties style:font-name="Times New Roman" fo:font-size="11pt" fo:font-style="italic" style:text-underline-style="solid" style:text-underline-width="auto" style:text-underline-color="font-color" style:font-size-asian="11pt" style:font-style-asian="italic" style:font-name-complex="Times New Roman1" style:font-size-complex="11pt" style:font-style-complex="italic"/>
    </style:style>
    <style:style style:name="P6" style:family="paragraph" style:parent-style-name="List_20_Paragraph" style:list-style-name="WWNum1"/>
    <style:style style:name="P7" style:family="paragraph" style:parent-style-name="List_20_Paragraph" style:list-style-name="WWNum5"/>
    <style:style style:name="P8" style:family="paragraph" style:parent-style-name="List_20_Paragraph" style:list-style-name="WWNum4"/>
    <style:style style:name="P9" style:family="paragraph" style:parent-style-name="List_20_Paragraph" style:list-style-name="WWNum3"/>
    <style:style style:name="P10" style:family="paragraph" style:parent-style-name="List_20_Paragraph" style:list-style-name="WWNum3">
      <style:paragraph-properties fo:margin-top="0in" fo:margin-bottom="0.111in" style:contextual-spacing="true"/>
    </style:style>
    <style:style style:name="P11" style:family="paragraph" style:parent-style-name="Standard">
      <style:paragraph-properties fo:text-align="center" style:justify-single-word="false"/>
      <style:text-properties fo:font-size="10.5pt" fo:font-weight="bold" style:font-size-asian="10.5pt" style:font-weight-asian="bold" style:font-size-complex="10.5pt"/>
    </style:style>
    <style:style style:name="P12" style:family="paragraph" style:parent-style-name="Standard">
      <style:text-properties fo:language="en" fo:country="US"/>
    </style:style>
    <style:style style:name="P13" style:family="paragraph" style:parent-style-name="Standard">
      <style:paragraph-properties fo:margin-left="0in" fo:margin-right="0in" fo:text-indent="0in" style:auto-text-indent="false"/>
      <style:text-properties fo:language="en" fo:country="US"/>
    </style:style>
    <style:style style:name="P14" style:family="paragraph" style:parent-style-name="Standard">
      <style:text-properties style:font-name="Courier New" style:font-name-asian="Courier New1" style:font-name-complex="Courier New1"/>
    </style:style>
    <style:style style:name="P15" style:family="paragraph" style:parent-style-name="Standard">
      <style:paragraph-properties fo:margin-left="0in" fo:margin-right="0in" fo:text-indent="0in" style:auto-text-indent="false"/>
    </style:style>
    <style:style style:name="P16" style:family="paragraph" style:parent-style-name="Standard">
      <style:text-properties fo:font-style="italic" style:font-style-asian="italic"/>
    </style:style>
    <style:style style:name="P17" style:family="paragraph" style:parent-style-name="Standard">
      <style:text-properties fo:color="#808080" loext:opacity="100%" fo:font-size="15pt" style:font-size-asian="15pt" style:font-size-complex="15pt">
        <loext:char-complex-color loext:theme-type="light1" loext:color-type="theme">
          <loext:transformation loext:type="shade" loext:value="4980"/>
        </loext:char-complex-color>
      </style:text-properties>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size="10.5pt" fo:font-weight="bold" style:font-size-asian="10.5pt" style:font-weight-asian="bold" style:font-size-complex="10.5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style:text-underline-style="solid" style:text-underline-width="auto" style:text-underline-color="font-color" style:font-style-asian="italic" style:font-style-complex="italic"/>
    </style:style>
    <style:style style:name="T6" style:family="text">
      <style:text-properties fo:color="#1155cc" loext:opacity="100%" style:text-underline-style="solid" style:text-underline-width="auto" style:text-underline-color="font-color"/>
    </style:style>
    <style:style style:name="T7" style:family="text">
      <style:text-properties style:font-name="Courier New" fo:language="en" fo:country="US" style:font-name-asian="Courier New1" style:font-name-complex="Courier New1"/>
    </style:style>
    <style:style style:name="T8" style:family="text">
      <style:text-properties style:font-name="Courier New" fo:language="en" fo:country="US" fo:font-style="italic" style:font-name-asian="Courier New1" style:font-style-asian="italic" style:font-name-complex="Courier New1" style:font-style-complex="italic"/>
    </style:style>
    <style:style style:name="T9" style:family="text">
      <style:text-properties style:font-name="Courier New" style:font-name-asian="Courier New1" style:font-name-complex="Courier New1"/>
    </style:style>
    <style:style style:name="T10" style:family="text">
      <style:text-properties fo:color="#000000" loext:opacity="100%" style:font-name="monospace" fo:background-color="#ffffff" loext:char-shading-value="0"/>
    </style:style>
    <style:style style:name="T11" style:family="text">
      <style:text-properties style:font-name="monospace"/>
    </style:style>
    <style:style style:name="T12" style:family="text">
      <style:text-properties fo:font-style="italic" style:font-style-asian="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color="#808080" loext:opacity="100%" fo:font-size="15pt" fo:language="en" fo:country="US" style:font-size-asian="15pt" style:font-size-complex="15pt">
        <loext:char-complex-color loext:theme-type="light1" loext:color-type="theme">
          <loext:transformation loext:type="shade" loext:value="4980"/>
        </loext:char-complex-color>
      </style:text-properties>
    </style:style>
    <style:style style:name="T15" style:family="text">
      <style:text-properties fo:color="#808080" loext:opacity="100%" fo:font-size="15pt" style:font-size-asian="15pt" style:font-size-complex="15pt">
        <loext:char-complex-color loext:theme-type="light1" loext:color-type="theme">
          <loext:transformation loext:type="shade" loext:value="4980"/>
        </loext:char-complex-color>
      </style:text-properties>
    </style:style>
    <style:style style:name="T16" style:family="text">
      <style:text-properties fo:font-weight="bold" style:font-weight-asian="bold" style:font-weight-complex="bold"/>
    </style:style>
    <style:style style:name="T17" style:family="text">
      <style:text-properties style:font-name="Times New Roman" fo:font-size="11pt" fo:font-weight="bold" style:font-size-asian="11pt" style:font-weight-asian="bold" style:font-name-complex="Times New Roman1" style:font-size-complex="11pt" style:font-weight-complex="bold"/>
    </style:style>
    <style:style style:name="T18" style:family="text">
      <style:text-properties style:font-name="Times New Roman" fo:font-size="11pt" style:font-size-asian="11pt" style:font-name-complex="Times New Roman1" style:font-size-complex="11pt"/>
    </style:style>
    <style:style style:name="T19" style:family="text">
      <style:text-properties style:font-name="Times New Roman" fo:font-size="11pt" fo:font-style="italic" style:text-underline-style="solid" style:text-underline-width="auto" style:text-underline-color="font-color" style:font-size-asian="11pt" style:font-style-asian="italic" style:font-name-complex="Times New Roman1" style:font-size-complex="11pt" style:font-style-complex="italic"/>
    </style:style>
    <style:style style:name="T20"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12hn1ccrslh8"/>Databases Lab 1 - Introduction to SQL</text:p>
      <text:p text:style-name="P11" loext:marker-style-name="T1"/>
      <text:p text:style-name="Standard"/>
      <text:p text:style-name="Subtitle"><text:bookmark text:name="_wsfl88e6a86h"/>Objectives:</text:p>
      <text:p text:style-name="P12">• To introduce GitHub Codespaces.</text:p>
      <text:p text:style-name="Standard">• To introduce basic SQL commands </text:p>
      <text:p text:style-name="Standard"/>
      <text:p text:style-name="Standard" loext:marker-style-name="T3"><text:span text:style-name="T3">Note: This practice lab will introduce some basic SQL commands. This lab is not formally accessed. Feedback on this lab can be sought from the tutors during the lab session. </text:span><text:span text:style-name="T3"/></text:p>
      <text:p text:style-name="Standard"/>
      <text:p text:style-name="Subtitle"><text:bookmark text:name="_uqbmmh3m1gwu"/>Background Knowledge:</text:p>
      <text:p text:style-name="P12">This worksheet does not assume any prior experience. The main tool used for this course is GitHub Codespaces. The guide to getting started with GitHub and GitHub Codespace is attached at the end of this document (page 6). First create a GitHub Codespace. You can then create an SQLite database and table as instructed below. </text:p>
      <text:p text:style-name="Standard"/>
      <text:p text:style-name="P12">Here are two good resources to learn SQLite basic commands – </text:p>
      <text:p text:style-name="Standard"><text:a xlink:type="simple" xlink:href="https://sqlite.org/cli.html" text:style-name="ListLabel_20_55" text:visited-style-name="ListLabel_20_55"><text:span text:style-name="T6">https://sqlite.org/cli.html</text:span></text:a> </text:p>
      <text:p text:style-name="Standard"><text:a xlink:type="simple" xlink:href="https://www.sqlitetutorial.net/" text:style-name="ListLabel_20_55" text:visited-style-name="ListLabel_20_55"><text:span text:style-name="T6">https://www.sqlitetutorial.net/</text:span></text:a> </text:p>
      <text:p text:style-name="Standard"/>
      <text:p text:style-name="Standard"/>
      <text:p text:style-name="Subtitle"><text:bookmark text:name="_p78e4ahc6fgf"/>SQLite and other databases:</text:p>
      <text:p text:style-name="P12">SQLite is an embedded relational database management system (RDBMS) and is serverless. There is no separate server process for managing the databases. It is different from some of the popular Client-Server RDBMS (MySQL, SQL Server, Oracle and so on). Client-server DBMS is able to manage data between a system to others as a shared repository of enterprise data while SQLite can manage data as local data for individual applications and devices. </text:p>
      <text:p text:style-name="Standard"/>
      <text:p text:style-name="Subtitle" loext:marker-style-name="T2"><text:span text:style-name="T2">Creating / Launching a database:</text:span><text:span text:style-name="T2"/></text:p>
      <text:p text:style-name="Standard" loext:marker-style-name="T2"><text:span text:style-name="T2">After launching your GitHub codespace you will have access to visual Studio Code IDE via your browser. To create a new database or launch an existing one, simply type the following command in the terminal</text:span><text:span text:style-name="T2"/></text:p>
      <text:p text:style-name="P12" loext:marker-style-name="T2"/>
      <text:p text:style-name="Standard" loext:marker-style-name="T7"><text:span text:style-name="T7">Sqlite3 </text:span><text:span text:style-name="T8">[name]</text:span><text:span text:style-name="T7">.db</text:span></text:p>
      <text:p text:style-name="P12" loext:marker-style-name="T2"/>
      <text:p text:style-name="Standard" loext:marker-style-name="T7"><text:span text:style-name="T2">e.g. If you wish to create / launch a database for storing information about pets, you will run the command: </text:span><text:span text:style-name="T7"/></text:p>
      <text:p text:style-name="Standard" loext:marker-style-name="T7"><text:soft-page-break/><text:span text:style-name="T7">sqlite3 pets.db</text:span><text:span text:style-name="T7"/></text:p>
      <text:p text:style-name="Standard"/>
      <text:p text:style-name="Standard"/>
      <text:p text:style-name="Subtitle"><text:bookmark text:name="_ej8743yhfhg4"/>Creating a table and adding data: </text:p>
      <text:p text:style-name="Standard">You will have to set up a new table and add data to it. In this lab, we are creating a database for a pet store. In this scenario, we will be working with a single table stored in the database. The name of the table should be "pet". Create the table using the following command:</text:p>
      <text:p text:style-name="Standard"/>
      <text:p text:style-name="Standard" loext:marker-style-name="T7"><text:span text:style-name="T7">CREATE TABLE pet (name VARCHAR(20), owner VARCHAR(20), species VARCHAR(20), sex CHAR(1), checkups SMALLINT UNSIGNED, birth DATE, death DATE);</text:span><text:span text:style-name="T7"/></text:p>
      <text:p text:style-name="P14" loext:marker-style-name="T9"/>
      <text:p text:style-name="P14" loext:marker-style-name="T9"/>
      <text:p text:style-name="Standard">To check the table that you have just created, use this command:</text:p>
      <text:p text:style-name="Standard"/>
      <text:p text:style-name="Standard" loext:marker-style-name="T7"><text:span text:style-name="T7">“. schema” or “. schema table_name”</text:span><text:span text:style-name="T7"/></text:p>
      <text:p text:style-name="Standard"/>
      <text:p text:style-name="Standard">To check the list of tables, use this command:</text:p>
      <text:p text:style-name="Standard"/>
      <text:p text:style-name="Standard" loext:marker-style-name="T9"><text:span text:style-name="T9">“. table”</text:span><text:span text:style-name="T9"/></text:p>
      <text:p text:style-name="Standard"/>
      <text:p text:style-name="Standard">To enter data into the table, use the following command:</text:p>
      <text:p text:style-name="Standard"/>
      <text:p text:style-name="Standard" loext:marker-style-name="T7"><text:span text:style-name="T7">INSERT INTO pet (name,owner,species,sex,checkups,birth,death)VALUES</text:span><text:span text:style-name="T7"/></text:p>
      <text:p text:style-name="Standard" loext:marker-style-name="T7"><text:span text:style-name="T7">('Fluffy','Harold','cat','f',5,'2001-02-04',NULL),</text:span><text:span text:style-name="T7"/></text:p>
      <text:p text:style-name="Standard" loext:marker-style-name="T7"><text:span text:style-name="T7">('Claws','Gwen','cat','m',2,'2000-03-17',NULL),</text:span><text:span text:style-name="T7"/></text:p>
      <text:p text:style-name="Standard" loext:marker-style-name="T7"><text:span text:style-name="T7">('Buffy','Harold','dog','f',7,'1999-05-13',NULL),</text:span><text:span text:style-name="T7"/></text:p>
      <text:p text:style-name="Standard" loext:marker-style-name="T7"><text:span text:style-name="T7">('Fang','Benny','dog','m',4,'2000-08-27',NULL),</text:span><text:span text:style-name="T7"/></text:p>
      <text:p text:style-name="Standard" loext:marker-style-name="T9"><text:span text:style-name="T9">('Bowser','Diane','dog','m',8,'1998-08-31','2001-07-29'),</text:span><text:span text:style-name="T9"/></text:p>
      <text:p text:style-name="Standard" loext:marker-style-name="T7"><text:span text:style-name="T7">('Chirpy','Gwen','bird','f',0,'2002-09-11',NULL),</text:span><text:span text:style-name="T7"/></text:p>
      <text:p text:style-name="Standard" loext:marker-style-name="T7"><text:span text:style-name="T7">('Whistler','Gwen','bird','',1,'2001-12-09',NULL),</text:span><text:span text:style-name="T7"/></text:p>
      <text:p text:style-name="Standard" loext:marker-style-name="T7"><text:span text:style-name="T7">('Slim','Benny','snake','m',5,'2001-04-29',NULL);</text:span><text:span text:style-name="T7"/></text:p>
      <text:p text:style-name="P14" loext:marker-style-name="T9"/>
      <text:p text:style-name="P14" loext:marker-style-name="T9"/>
      <text:p text:style-name="Subtitle"><text:bookmark text:name="_cc4gvt2yg2yn"/>Selecting Data from a Database: </text:p>
      <text:p text:style-name="Standard" loext:marker-style-name="T2"><text:span text:style-name="T2">The select command is the key command that is used to query data within a database and obtain results.</text:span><text:span text:style-name="T2"/></text:p>
      <text:p text:style-name="Standard">The simplest form is:</text:p>
      <text:p text:style-name="Standard"/>
      <text:p text:style-name="Standard" loext:marker-style-name="T9"><text:span text:style-name="T9">SELECT * FROM table;</text:span><text:span text:style-name="T9"/></text:p>
      <text:p text:style-name="Standard"/>
      <text:p text:style-name="Standard"><text:span text:style-name="T2">which simply returns all data from all columns within the table. Try this command on the pet table by replacing “table” in the above query by “pet” and see what data is in the pet table. Compare the data </text:span><text:soft-page-break/><text:span text:style-name="T2">values in each column with the data types you identified in the previous step - are they as you would have expected? </text:span></text:p>
      <text:p text:style-name="Standard"/>
      <text:p text:style-name="Standard">In general, when we do not wish to select all data from a table, we can be more selective by adding the WHERE clause to the select statement. What do you think the following command does? Try it and see if you are correct.</text:p>
      <text:p text:style-name="Standard"/>
      <text:p text:style-name="Standard" loext:marker-style-name="T9"><text:span text:style-name="T9">SELECT * FROM pet WHERE sex = "m";</text:span><text:span text:style-name="T9"/></text:p>
      <text:p text:style-name="Standard"/>
      <text:p text:style-name="P12">We can get even more specific by replacing the * in the SELECT statement with the names of the columns which we would like to retrieve. Try changing the previous SELECT statement to return the names of the owners of male animals. </text:p>
      <text:p text:style-name="Standard"/>
      <text:p text:style-name="Standard"><text:span text:style-name="T2">If you run </text:span><text:span text:style-name="T7">SELECT owner FROM pet; </text:span><text:span text:style-name="T2">you should notice that the list contains one of the owner names more than once. Why do you think this is? You can remove duplicate values by using the qualifier DISTINCT immediately after the keyword SELECT - try it and see what happens. </text:span></text:p>
      <text:p text:style-name="Standard"/>
      <text:p text:style-name="P12">If you want to obtain more than one column, you can simply supply a list of column names separated by commas. Similarly, if you want to select using more than one criteria, you can connect logical statements in the WHERE clause using the standard Boolean connectives AND, OR and NOT. For example, try the following, </text:p>
      <text:p text:style-name="Standard"/>
      <text:p text:style-name="Standard" loext:marker-style-name="T9"><text:span text:style-name="T9">SELECT name, species, sex FROM pet WHERE species = "snake" OR species = "bird";</text:span><text:span text:style-name="T9"/></text:p>
      <text:p text:style-name="Standard"/>
      <text:p text:style-name="P12">Now try to formulate queries for the following, and then try them out using the SQLite client. Note that some of these problems do not ask you to return all the fields that you are selecting on, and so it can be difficult to work out whether you have got the correct results. You may need to initially run the queries as SELECT *, and when you are sure you are getting the correct records, supply the list of column names you want. </text:p>
      <text:p text:style-name="Standard"/>
      <text:p text:style-name="Standard">Q1-1. The names of owners and their pet's names for all pets who are female. </text:p>
      <text:p text:style-name="P1" loext:marker-style-name="T11"><text:span text:style-name="T10">select owner, name from pet where sex = 'f';</text:span><text:span text:style-name="T11"><text:line-break/></text:span></text:p>
      <text:p text:style-name="Standard">Q1-2. The names and birth dates of pets which are dogs. </text:p>
      <text:p text:style-name="P1"><text:span text:style-name="T10">select name, birth from pet where species = 'dog';</text:span><text:span text:style-name="T11"><text:line-break/></text:span></text:p>
      <text:p text:style-name="Standard">Q1-3. The names of the owners of the birds.</text:p>
      <text:p text:style-name="P1"><text:span text:style-name="T10">select distinct owner from pet where species = 'bird';</text:span><text:span text:style-name="T11"><text:line-break/></text:span></text:p>
      <text:p text:style-name="Standard"/>
      <text:p text:style-name="Standard"/>
      <text:p text:style-name="Standard"/>
      <text:p text:style-name="Standard"/>
      <text:p text:style-name="Standard"><text:soft-page-break/>Q1-4. The species of pets who are female.</text:p>
      <text:p text:style-name="P1"><text:span text:style-name="T10">select species from pet where sex = 'f';</text:span><text:span text:style-name="T11"><text:line-break/></text:span></text:p>
      <text:p text:style-name="Standard">Q1-5. The names and birth dates of pets which are cats or birds. </text:p>
      <text:p text:style-name="P1"><text:span text:style-name="T10">select name, birth from pet where species = 'cat' or species </text:span><text:span text:style-name="T11"><text:line-break/>= 'bird';<text:line-break/></text:span></text:p>
      <text:p text:style-name="P13">Q1-6. The names and species of pets which are cats or birds and which are female.</text:p>
      <text:p text:style-name="P1"><text:span text:style-name="T10">select name, species from pet where species = 'cat' or specie</text:span><text:span text:style-name="T11"><text:line-break/>s = 'dog' or sex = 'f';<text:line-break/></text:span></text:p>
      <text:p text:style-name="Subtitle"><text:bookmark text:name="_s2pboa8se2hx"/>Comparison Operators and Ordering Output:</text:p>
      <text:p text:style-name="Standard">In addition to straight equality tests, you can use other operators to test for ordering. For example, try the following: </text:p>
      <text:p text:style-name="Standard"/>
      <text:p text:style-name="Standard" loext:marker-style-name="T9"><text:span text:style-name="T9">SELECT name FROM pet WHERE sex &lt; "m"; </text:span><text:span text:style-name="T9"/></text:p>
      <text:p text:style-name="Standard"/>
      <text:p text:style-name="P12">The above example is slightly unusual. It would be normal to use tests for order on numeric data rather than string data. However, the example demonstrates that "&gt;", "&gt;=", "&lt;=" and "&lt;&gt;" (for "not equal to") can be used on numeric and string data, as you might have expected. Now, write a select statement which will return all pet names which start with any letter at or above "F" in the alphabet. What happens if you rewrite the query replacing "F" with "f"? Now try to find all pets whose names start with "F" or above and whose owner's name also starts with "F" or above. </text:p>
      <text:p text:style-name="Standard"/>
      <text:p text:style-name="Standard">Q2-1. The names of owners and their pets where the pet's name ends with “er” or “all” </text:p>
      <text:p text:style-name="P12">Q2-2. The names of any pets whose owner's name contains an "e" </text:p>
      <text:p text:style-name="P12">Q2-3. The names of all pets whose names do not end with "fy" </text:p>
      <text:p text:style-name="Standard">Q2-4. All pet names whose owners name is only four characters long</text:p>
      <text:p text:style-name="Standard">Q2-5. All owners whose names begin and end with one of the first five letters of the alphabet </text:p>
      <text:p text:style-name="Standard" loext:marker-style-name="T4"><text:span text:style-name="T2">Q2-6. Repeat the previous query, but make the query sensitive to the case of letters of the alphabet and the characters in the name </text:span><text:span text:style-name="T4"/></text:p>
      <text:p text:style-name="P16" loext:marker-style-name="T12"/>
      <text:p text:style-name="P12">You will have noticed that the results of many of your queries have, seemingly, been unordered. In fact, the results are produced in the order in which they are encountered when working through the table of data from top to bottom. Commands are provided to allow you to order the data returned to you. Try the following queries: </text:p>
      <text:p text:style-name="Standard"/>
      <text:p text:style-name="Standard" loext:marker-style-name="T9"><text:span text:style-name="T9">SELECT name, birth FROM pet ORDER BY birth; </text:span><text:span text:style-name="T9"/></text:p>
      <text:p text:style-name="Standard" loext:marker-style-name="T9"><text:span text:style-name="T9">SELECT name, birth FROM pet ORDER BY birth DESC; </text:span><text:span text:style-name="T9"/></text:p>
      <text:p text:style-name="Standard" loext:marker-style-name="T9"><text:span text:style-name="T9">SELECT name, species, birth FROM pet ORDER BY species, birth DESC;</text:span><text:span text:style-name="T9"/></text:p>
      <text:p text:style-name="P14" loext:marker-style-name="T9"/>
      <text:p text:style-name="Standard"><text:soft-page-break/><text:span text:style-name="T2">These should be fairly obvious queries, but note that the order of column names is important in the last example. Try switching the position of species and birth in the last example to see what happens. Also, note that DESC only applies to the column immediately preceding it. Try moving DESC to just after species in the final query and see what happens. </text:span></text:p>
      <text:p text:style-name="Standard"/>
      <text:p text:style-name="Standard"/>
      <text:p text:style-name="Subtitle"><text:bookmark text:name="_z86fgmwv34t1"/>Date Manipulation:</text:p>
      <text:p text:style-name="Standard">Dates occur commonly within data but are difficult to deal with because of the many formats in which dates can appear. To overcome this difficulty, most DBMS store dates in a single format internally, and provide functionality that the user can access to compare and manipulate date values. They also often provide a fixed number of date representations that can be used for the input and display of valid dates. This section will only look at a few of these facilities, and you should be aware that different DBMS will provide different methods for dealing with dates. Try the following: </text:p>
      <text:p text:style-name="Standard"/>
      <text:p text:style-name="Standard" loext:marker-style-name="T7"><text:span text:style-name="T7">SELECT name FROM pet WHERE strftime('%m',birth) = strftime('%m','now');</text:span><text:span text:style-name="T7"/></text:p>
      <text:p text:style-name="P14" loext:marker-style-name="T9"/>
      <text:p text:style-name="Standard"/>
      <text:p text:style-name="P12">What do you think the query is seeking to do? If you do not get any names output, try again with the next month or the previous until you get some output. </text:p>
      <text:p text:style-name="Standard"/>
      <text:p text:style-name="Standard">You can also use functions to produce new columns in the result which are based on calculations performed on values within each record. For example, try the following:</text:p>
      <text:p text:style-name="Standard"/>
      <text:p text:style-name="Standard" loext:marker-style-name="T7"><text:span text:style-name="T7">SELECT name, strftime('%m', birth) FROM pet;</text:span><text:span text:style-name="T7"/></text:p>
      <text:p text:style-name="Standard"/>
      <text:p text:style-name="Standard"><text:span text:style-name="T2">If you are observant you will notice that the title of the second column is now "</text:span><text:span text:style-name="T4">STRFTIME()</text:span><text:span text:style-name="T2">". This may be what we want, but when including a calculated value, we will more often want a descriptive column name rather than the calculation. We can achieve this by using an </text:span><text:span text:style-name="T4">alias</text:span><text:span text:style-name="T2">, as illustrated in the following query. Try it and look at the resulting column headings. </text:span></text:p>
      <text:p text:style-name="Standard"/>
      <text:p text:style-name="Standard" loext:marker-style-name="T7"><text:span text:style-name="T7">SELECT name, strftime('%m', birth) AS month FROM pet;</text:span><text:span text:style-name="T7"/></text:p>
      <text:p text:style-name="Standard"/>
      <text:p text:style-name="Standard">If you look carefully at the results you got, you will find that you also calculated the age of the animal which has already died. You can exclude this animal from the calculation of age by the clause WHERE death IS NULL. You will notice that for most of the animals, the death field is reported as NULL. This means that no value has yet been supplied for this field. In general, we will try to avoid the use of fields which can be NULL, but in places where it is unavoidable you can test for a NULL value using IS NULL and for the converse using IS NOT NULL. </text:p>
      <text:p text:style-name="Standard"/>
      <text:p text:style-name="Subtitle"><text:bookmark text:name="_eubbnysvi0id"/><text:soft-page-break/>Counts and Value Manipulation:</text:p>
      <text:p text:style-name="Standard">As well as manipulating dates, we can use functions to manipulate values. Consider, for example, the following query:</text:p>
      <text:p text:style-name="Standard"/>
      <text:p text:style-name="Standard" loext:marker-style-name="T9"><text:span text:style-name="T9">SELECT owner, name, (checkups * 20) AS income FROM pet;</text:span><text:span text:style-name="T9"/></text:p>
      <text:p text:style-name="Standard"/>
      <text:p text:style-name="P12">This query uses the visits field to calculate how much money has been spent on each pet due to visits to the vet. There are many such numeric functions available, listed in the Numeric Functions section of the SQLite Manual. As you should expect by now, they can also be applied in the WHERE clause of the query. Perhaps more interesting, however, are the so-called "grouping" functions. Consider the following query: </text:p>
      <text:p text:style-name="Standard"/>
      <text:p text:style-name="Standard" loext:marker-style-name="T7"><text:span text:style-name="T7">SELECT owner, name, birth, MIN(strftime('%Y',birth)) AS birth FROM pet GROUP BY owner; </text:span><text:span text:style-name="T7"/></text:p>
      <text:p text:style-name="P14" loext:marker-style-name="T9"/>
      <text:p text:style-name="Standard">Enter this query and look at the output. What do you think this query is doing, and what is the relevance of the GROUP BY clause? </text:p>
      <text:p text:style-name="Standard"/>
      <text:p text:style-name="P12">Now try to formulate a query to find the following (Note: look at the Counting Rows and Group By Functions sections of the SQLite Manual for information which will help you to create these queries): </text:p>
      <text:p text:style-name="Standard"/>
      <text:p text:style-name="Standard">Q3-1. The average number of check-ups that each owner has made with their pets </text:p>
      <text:p text:style-name="Standard">Q3-2. The number of pets of each species in ascending order </text:p>
      <text:p text:style-name="Standard">Q3-3. The number of pets of each species that each owner has </text:p>
      <text:p text:style-name="Standard">Q3-4. The number of distinct species of pet each owner has </text:p>
      <text:p text:style-name="Standard">Q3-5. The number of pets of each gender there are in the database, where the gender is known </text:p>
      <text:p text:style-name="Standard">Q3-6. The number of birds each owner has </text:p>
      <text:p text:style-name="Standard">Q3-7. The total number of check-ups each owner has made with all their pets </text:p>
      <text:p text:style-name="Standard"/>
      <text:p text:style-name="Standard"/>
      <text:p text:style-name="Standard" loext:marker-style-name="T14"><text:span text:style-name="T14">Getting started with GitHub and GitHub Codespaces</text:span><text:span text:style-name="T14"/></text:p>
      <text:p text:style-name="P17" loext:marker-style-name="T15"/>
      <text:p text:style-name="Standard" loext:marker-style-name="T16"><text:bookmark text:name="_dtiepdb638ub"/><text:span text:style-name="T16">Steps:</text:span><text:span text:style-name="T16"/></text:p>
      <text:list text:style-name="WWNum2">
        <text:list-item>
          <text:p text:style-name="P3" loext:marker-style-name="T18"><text:span text:style-name="T17">Create a GitHub account if you don’t already have one: </text:span><text:span text:style-name="T17"/></text:p>
        </text:list-item>
      </text:list>
      <text:p text:style-name="List_20_Paragraph" loext:marker-style-name="T18"><text:span text:style-name="T18">Using your web-browser of choice, visit <text:s/></text:span><text:a xlink:type="simple" xlink:href="https://www.github.com/" text:style-name="Internet_20_link" text:visited-style-name="Visited_20_Internet_20_Link"><text:span text:style-name="Internet_20_link"><text:span text:style-name="T18">https://www.github.com</text:span></text:span></text:a><text:span text:style-name="T18"> <text:s/>and sign up for a new account. This is free and does not require any form of payment. </text:span></text:p>
      <text:list xml:id="list115744482052656" text:continue-numbering="true" text:style-name="WWNum2">
        <text:list-item>
          <text:p text:style-name="P3" loext:marker-style-name="T17"><text:span text:style-name="T17">Create a repository on GitHub ensuring that it is set to private: <text:s/></text:span><text:span text:style-name="T17"/></text:p>
        </text:list-item>
      </text:list>
      <text:p text:style-name="List_20_Paragraph" loext:marker-style-name="T18"><text:span text:style-name="T18">After signing-up to GitHub, sign-in and create a new repository. This should be private and contain a read me file. The following guides should guide you on the following:</text:span><text:span text:style-name="T18"/></text:p>
      <text:p text:style-name="P4" loext:marker-style-name="T18"/>
      <text:list text:style-name="WWNum1">
        <text:list-item>
          <text:p text:style-name="P6" loext:marker-style-name="T18"><text:span text:style-name="T18">How to create a repository: </text:span><text:a xlink:type="simple" xlink:href="https://docs.github.com/en/repositories/creating-and-managing-repositories/creating-a-new-repository" text:style-name="Internet_20_link" text:visited-style-name="Visited_20_Internet_20_Link"><text:span text:style-name="Internet_20_link"><text:span text:style-name="T18">https://docs.github.com/en/repositories/creating-and-managing-repositories/creating-a-new-repository</text:span></text:span></text:a></text:p>
        </text:list-item>
        <text:list-item>
          <text:p text:style-name="P6" loext:marker-style-name="T18"><text:soft-page-break/><text:span text:style-name="T18">How to create a private repository: </text:span><text:a xlink:type="simple" xlink:href="https://www.iorad.com/player/2046507/GitHub---How-to-create-a-private-repository-on-GitHub-#trysteps-1" text:style-name="Internet_20_link" text:visited-style-name="Visited_20_Internet_20_Link"><text:span text:style-name="Internet_20_link"><text:span text:style-name="T18">https://www.iorad.com/player/2046507/GitHub---How-to-create-a-private-repository-on-GitHub-#trysteps-1</text:span></text:span></text:a></text:p>
        </text:list-item>
        <text:list-item>
          <text:p text:style-name="P6" loext:marker-style-name="T18"><text:span text:style-name="T18">Step 5 of link (a) above indicates how to add a readme to your GitHub repository.</text:span><text:span text:style-name="T18"/></text:p>
        </text:list-item>
      </text:list>
      <text:p text:style-name="Standard"/>
      <text:p text:style-name="Standard" loext:marker-style-name="T2"><text:span text:style-name="T2">It is essential the repository you create is private so that no one else has access to</text:span> <text:span text:style-name="T2">your coursework. It is essential you create this repository with a Readme file so GitHub codespaces can access it.</text:span></text:p>
      <text:p text:style-name="Standard"/>
      <text:list text:continue-list="list115744482052656" text:style-name="WWNum2">
        <text:list-item>
          <text:p text:style-name="P3" loext:marker-style-name="T18"><text:span text:style-name="T17">Create a codespace for your repository</text:span><text:span text:style-name="T18">: </text:span></text:p>
        </text:list-item>
      </text:list>
      <text:p text:style-name="List_20_Paragraph" loext:marker-style-name="T18"><text:span text:style-name="T18">GitHub codespace is an online development environment. Using Github and GitHub codespace ensures your assignment is properly backed up and you have a ready-to-go development environment that does not require you to make any installations. </text:span><text:span text:style-name="T18"/></text:p>
      <text:p text:style-name="P4" loext:marker-style-name="T18"/>
      <text:p text:style-name="List_20_Paragraph" loext:marker-style-name="T18"><text:span text:style-name="T18">Using your web-browser of choice, create a codespace for your repository using the following guide: </text:span><text:a xlink:type="simple" xlink:href="https://www.techielass.com/getting-started-with-github-codespaces/" text:style-name="Internet_20_link" text:visited-style-name="Visited_20_Internet_20_Link"><text:span text:style-name="Internet_20_link"><text:span text:style-name="T18">https://www.techielass.com/getting-started-with-github-codespaces/</text:span></text:span></text:a></text:p>
      <text:p text:style-name="P4" loext:marker-style-name="T18"/>
      <text:p text:style-name="P4" loext:marker-style-name="T18"/>
      <text:p text:style-name="List_20_Paragraph" loext:marker-style-name="T19"><text:span text:style-name="T19">At the end of this section, you should have:</text:span><text:span text:style-name="T19"/></text:p>
      <text:p text:style-name="P5" loext:marker-style-name="T19"/>
      <text:list text:style-name="WWNum5">
        <text:list-item>
          <text:p text:style-name="P7" loext:marker-style-name="T18"><text:span text:style-name="T18">A free GitHub account.</text:span><text:span text:style-name="T18"/></text:p>
        </text:list-item>
        <text:list-item>
          <text:p text:style-name="P7" loext:marker-style-name="T18"><text:span text:style-name="T18">A new private repository on GitHub</text:span><text:span text:style-name="T18"/></text:p>
        </text:list-item>
        <text:list-item>
          <text:p text:style-name="P7" loext:marker-style-name="T18"><text:span text:style-name="T18">A new codespace on GitHub attached to the repository in (2) above.</text:span><text:span text:style-name="T18"/></text:p>
        </text:list-item>
      </text:list>
      <text:p text:style-name="P18" loext:marker-style-name="T20"/>
      <text:p text:style-name="P18" loext:marker-style-name="T20"/>
      <text:p text:style-name="Standard" loext:marker-style-name="T15"><text:span text:style-name="T14">SQLite on GitHub codespaces</text:span><text:span text:style-name="T14"/></text:p>
      <text:p text:style-name="Standard" loext:marker-style-name="T16"><text:span text:style-name="T3">Steps:</text:span><text:span text:style-name="T3"/></text:p>
      <text:list text:style-name="WWNum4">
        <text:list-item>
          <text:p text:style-name="P8" loext:marker-style-name="T18"><text:span text:style-name="T17">Accessing your codespace:</text:span><text:span text:style-name="T18"> </text:span></text:p>
        </text:list-item>
      </text:list>
      <text:p text:style-name="List_20_Paragraph" loext:marker-style-name="T18"><text:span text:style-name="T18">To access your codespace, kindly follow this guide: </text:span><text:a xlink:type="simple" xlink:href="https://docs.github.com/en/codespaces/developing-in-a-codespace/opening-an-existing-codespace" text:style-name="Internet_20_link" text:visited-style-name="Visited_20_Internet_20_Link"><text:span text:style-name="Internet_20_link"><text:span text:style-name="T18">https://docs.github.com/en/codespaces/developing-in-a-codespace/opening-an-existing-codespace</text:span></text:span></text:a></text:p>
      <text:p text:style-name="P4" loext:marker-style-name="T18"/>
      <text:p text:style-name="List_20_Paragraph" loext:marker-style-name="T18"><text:span text:style-name="T18">If done successfully, you should be presented with a development environment <text:s/>(identical to visual studio code) on your web-browser</text:span><text:span text:style-name="T18"/></text:p>
      <text:p text:style-name="P4" loext:marker-style-name="T18"/>
      <text:list text:continue-numbering="true" text:style-name="WWNum4">
        <text:list-item>
          <text:p text:style-name="P8" loext:marker-style-name="T18"><text:span text:style-name="T17">Accessing the terminal on GitHub codespaces</text:span><text:span text:style-name="T18">:</text:span></text:p>
        </text:list-item>
      </text:list>
      <text:p text:style-name="List_20_Paragraph" loext:marker-style-name="T18"><text:span text:style-name="T18">Your terminal is located at the bottom of the page. This guide shows you where it is:</text:span><text:span text:style-name="T18"/></text:p>
      <text:p text:style-name="List_20_Paragraph" loext:marker-style-name="T18"><text:a xlink:type="simple" xlink:href="https://code.visualstudio.com/docs/terminal/getting-started#:~:text=To%20get%20started%20with%20the,Bash%2C%20PowerShell%2C%20or%20Zsh." text:style-name="Internet_20_link" text:visited-style-name="Visited_20_Internet_20_Link"><text:span text:style-name="Internet_20_link"><text:span text:style-name="T18">https://code.visualstudio.com/docs/terminal/getting-started#:~:text=To%20get%20started%20with%20the,Bash%2C%20PowerShell%2C%20or%20Zsh.</text:span></text:span></text:a></text:p>
      <text:p text:style-name="P4" loext:marker-style-name="T18"/>
      <text:list text:continue-numbering="true" text:style-name="WWNum4">
        <text:list-item>
          <text:p text:style-name="P8" loext:marker-style-name="T18"><text:span text:style-name="T17">Launching SQLite3:</text:span><text:span text:style-name="T17"/></text:p>
        </text:list-item>
      </text:list>
      <text:p text:style-name="List_20_Paragraph" loext:marker-style-name="T18"><text:span text:style-name="T18">Using this guide (Section 8 only) will show you how to launch and run SQLite3 via the terminal: </text:span><text:a xlink:type="simple" xlink:href="https://datacarpentry.org/sql-socialsci/instructor/08-sqlite-command-line.html" text:style-name="Internet_20_link" text:visited-style-name="Visited_20_Internet_20_Link"><text:span text:style-name="Internet_20_link"><text:span text:style-name="T18">https://datacarpentry.org/sql-socialsci/instructor/08-sqlite-command-line.html</text:span></text:span></text:a></text:p>
      <text:p text:style-name="P4" loext:marker-style-name="T18"/>
      <text:list text:continue-numbering="true" text:style-name="WWNum4">
        <text:list-item>
          <text:p text:style-name="P8" loext:marker-style-name="T18"><text:span text:style-name="T17">Where to go from here</text:span><text:span text:style-name="T18">:</text:span></text:p>
        </text:list-item>
      </text:list>
      <text:p text:style-name="List_20_Paragraph" loext:marker-style-name="T18"><text:soft-page-break/><text:span text:style-name="T18">Now you have all the requirements to run SQLite on GitHub codespace. Using sqlite3 in the terminal you may run the required commands to create a database and access it. You can launch this database at any time, import data and execute commands on it like you would on your own computer. Kindly use the lab sessions and Moodle forums to ask any questions you have about working on codespaces. </text:span><text:span text:style-name="T18"/></text:p>
      <text:p text:style-name="Standard" loext:marker-style-name="T13"><text:span text:style-name="T5">At the end of this section, you be able to:</text:span><text:span text:style-name="T5"/></text:p>
      <text:list text:style-name="WWNum3">
        <text:list-item>
          <text:p text:style-name="P9" loext:marker-style-name="T18"><text:span text:style-name="T18">Access your GitHub codespace.</text:span><text:span text:style-name="T18"/></text:p>
        </text:list-item>
        <text:list-item>
          <text:p text:style-name="P9" loext:marker-style-name="T18"><text:span text:style-name="T18">Access the terminal of GitHub codespace.</text:span><text:span text:style-name="T18"/></text:p>
        </text:list-item>
        <text:list-item>
          <text:p text:style-name="P10" loext:marker-style-name="T18"><text:span text:style-name="T18">Launch SQLite3 using the terminal.</text:span><text:span text:style-name="T18"/></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1pt" fo:language="en" fo:country="US" style:letter-kerning="false" style:font-name-asian="Times New Roman1" style:font-size-asian="11pt" style:language-asian="en" style:country-asian="GB"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US" style:letter-kerning="false" style:font-name-asian="Times New Roman1" style:font-size-asian="11pt" style:language-asian="en" style:country-asian="GB"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text-align="center" style:justify-single-word="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111in" style:contextual-spacing="true" fo:line-height="115%"/>
      <style:text-properties style:font-name="Cambria" fo:font-family="Cambria" style:font-family-generic="roman" style:font-pitch="variable" fo:font-size="12pt" fo:language="en" fo:country="US"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fo:color="#000000" loext:opacity="100%">
        <loext:char-complex-color loext:theme-type="dark1" loext:color-type="theme"/>
      </style:text-properties>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1155cc" loext:opacity="100%" style:text-underline-style="solid" style:text-underline-width="auto" style:text-underline-color="font-color"/>
    </style:style>
    <style:style style:name="ListLabel_20_56" style:display-name="ListLabel 56"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Databases- Dr Bhagy Patil<text:tab/><text:tab/><text:tab/><text:tab/><text:tab/><text:tab/><text:tab/><text:tab/><text:tab/> <text:s text:c="9"/><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0:20:00</meta:creation-date>
    <dc:language>en-US</dc:language>
    <dc:date>2024-11-07T11:55:23</dc:date>
    <meta:editing-cycles>5</meta:editing-cycles>
    <meta:editing-duration>PT27M</meta:editing-duration>
    <meta:generator>LibreOffice/7.6.7.2$Linux_X86_64 LibreOffice_project/60$Build-2</meta:generator>
    <meta:document-statistic meta:table-count="0" meta:image-count="0" meta:object-count="0" meta:page-count="8" meta:paragraph-count="130" meta:word-count="2362" meta:character-count="14264" meta:non-whitespace-character-count="11967"/>
    <meta:user-defined meta:name="AppVersion">15.0000</meta:user-defined>
    <meta:template xlink:type="simple" xlink:actuate="onRequest" xlink:title="Normal.dotm" xlink:href=""/>
  </office:meta>
</office:document-meta>
</file>